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1b6572" officeooo:paragraph-rsid="001b6572"/>
    </style:style>
    <style:style style:name="P2" style:family="paragraph" style:parent-style-name="Standard">
      <style:paragraph-properties fo:text-align="justify" style:justify-single-word="false"/>
      <style:text-properties fo:language="en" fo:country="US" officeooo:rsid="001b6572" officeooo:paragraph-rsid="001b65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ffersonian Technology Policy</text:p>
      <text:p text:style-name="P1"/>
      <text:p text:style-name="P2">The Jeffersonians who controlled American politics for most of the first Three decades of the nineteenth century did not share Hamilton's taste for centralized and planned development and did not consider American technological inferiority a national concern. A confident and optimistic outlook replaced the Federalists' anxiety-driven central plan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5-04-09T08:59:32.742892835</meta:creation-date>
    <meta:generator>LibreOffice/4.4.0.3$Linux_X86_64 LibreOffice_project/de093506bcdc5fafd9023ee680b8c60e3e0645d7</meta:generator>
    <dc:date>2015-04-09T09:04:51.090388801</dc:date>
    <dc:creator>Guillermo Lengemann</dc:creator>
    <meta:editing-duration>PT5M21S</meta:editing-duration>
    <meta:editing-cycles>1</meta:editing-cycles>
    <meta:document-statistic meta:table-count="0" meta:image-count="0" meta:object-count="0" meta:page-count="1" meta:paragraph-count="2" meta:word-count="51" meta:character-count="383" meta:non-whitespace-character-count="334"/>
  </office:meta>
</office:document-meta>
</file>